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6"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7" style:family="paragraph" style:parent-style-name="Heading_20_1" style:list-style-name="WW8Num13">
      <style:paragraph-properties fo:margin-left="0.75cm" fo:margin-right="0cm" fo:text-indent="-0.75cm" style:auto-text-indent="false"/>
    </style:style>
    <style:style style:name="P48"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9"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9"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6446149" text:style-name="WW8Num13">
        <text:list-item>
          <text:h text:style-name="P47" text:outline-level="1"><text:soft-page-break/>概述</text:h>
          <text:list>
            <text:list-item>
              <text:h text:style-name="P50"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6658697" text:continue-numbering="true" text:style-name="WW8Num13">
        <text:list-item>
          <text:h text:style-name="P48" text:outline-level="1"><text:soft-page-break/>libcstl库的基本结构</text:h>
          <text:list>
            <text:list-item>
              <text:h text:style-name="P52"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6663607" text:continue-numbering="true" text:style-name="WW8Num13">
        <text:list-item>
          <text:list>
            <text:list-item>
              <text:h text:style-name="P58"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6673184" text:continue-numbering="true" text:style-name="WW8Num13">
        <text:list-item>
          <text:list>
            <text:list-item>
              <text:h text:style-name="P54"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6657923" text:continue-numbering="true" text:style-name="WW8Num13">
        <text:list-item>
          <text:list>
            <text:list-item>
              <text:h text:style-name="P54"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6650181" text:continue-numbering="true" text:style-name="WW8Num13">
        <text:list-item>
          <text:list>
            <text:list-item>
              <text:h text:style-name="P54"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6660669" text:continue-numbering="true" text:style-name="WW8Num13">
        <text:list-item>
          <text:h text:style-name="P48"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6646990" text:continue-numbering="true" text:style-name="WW8Num13">
        <text:list-item>
          <text:list>
            <text:list-item>
              <text:h text:style-name="P55"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6647074" text:continue-numbering="true" text:style-name="WW8Num13">
        <text:list-item>
          <text:list>
            <text:list-item>
              <text:h text:style-name="P54"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6650951" text:continue-numbering="true" text:style-name="WW8Num13">
        <text:list-item>
          <text:list>
            <text:list-item>
              <text:h text:style-name="P53"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6672745" text:continue-numbering="true" text:style-name="WW8Num13">
        <text:list-item>
          <text:h text:style-name="P49"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6649258" text:continue-numbering="true" text:style-name="WW8Num13">
        <text:list-item>
          <text:list>
            <text:list-item>
              <text:h text:style-name="P54"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6642986" text:continue-numbering="true" text:style-name="WW8Num13">
        <text:list-item>
          <text:list>
            <text:list-item>
              <text:h text:style-name="P54"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6663281" text:continue-numbering="true" text:style-name="WW8Num13">
        <text:list-item>
          <text:list>
            <text:list-item>
              <text:h text:style-name="P54"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6645296" text:continue-numbering="true" text:style-name="WW8Num13">
        <text:list-item>
          <text:list>
            <text:list-item>
              <text:h text:style-name="P57"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6674496" text:continue-numbering="true" text:style-name="WW8Num13">
        <text:list-item>
          <text:list>
            <text:list-item>
              <text:h text:style-name="P57"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6660727" text:continue-numbering="true" text:style-name="WW8Num13">
        <text:list-item>
          <text:list>
            <text:list-item>
              <text:h text:style-name="P54"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62257" text:continue-numbering="true" text:style-name="WW8Num13">
        <text:list-item>
          <text:h text:style-name="P49"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6674639" text:continue-numbering="true" text:style-name="WW8Num13">
        <text:list-item>
          <text:list>
            <text:list-item>
              <text:h text:style-name="P54"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6648274" text:continue-numbering="true" text:style-name="WW8Num13">
        <text:list-item>
          <text:list>
            <text:list-item>
              <text:h text:style-name="P54"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6657461" text:continue-numbering="true" text:style-name="WW8Num13">
        <text:list-item>
          <text:list>
            <text:list-item>
              <text:h text:style-name="P54"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6673880" text:continue-numbering="true" text:style-name="WW8Num13">
        <text:list-item>
          <text:list>
            <text:list-item>
              <text:h text:style-name="P54"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45983" text:continue-numbering="true" text:style-name="WW8Num13">
        <text:list-item>
          <text:h text:style-name="P49"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6648236" text:continue-numbering="true" text:style-name="WW8Num13">
        <text:list-item>
          <text:list>
            <text:list-item>
              <text:h text:style-name="P57"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6659589" text:continue-numbering="true" text:style-name="WW8Num13">
        <text:list-item>
          <text:list>
            <text:list-item>
              <text:h text:style-name="P57"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6643848" text:continue-numbering="true" text:style-name="WW8Num13">
        <text:list-item>
          <text:list>
            <text:list-item>
              <text:h text:style-name="P57"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6664353" text:continue-numbering="true" text:style-name="WW8Num13">
        <text:list-item>
          <text:list>
            <text:list-item>
              <text:h text:style-name="P54"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6647975"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6650674" text:continue-numbering="true" text:style-name="WW8Num13">
        <text:list-item>
          <text:list>
            <text:list-item>
              <text:h text:style-name="P54"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62823" text:continue-numbering="true" text:style-name="WW8Num13">
        <text:list-item>
          <text:h text:style-name="P49"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6644728" text:continue-numbering="true" text:style-name="WW8Num13">
        <text:list-item>
          <text:list>
            <text:list-item>
              <text:h text:style-name="P57"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6652713" text:continue-numbering="true" text:style-name="WW8Num13">
        <text:list-item>
          <text:list>
            <text:list-item>
              <text:h text:style-name="P57"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6659796" text:continue-numbering="true" text:style-name="WW8Num13">
        <text:list-item>
          <text:list>
            <text:list-item>
              <text:h text:style-name="P57"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6656609" text:continue-numbering="true" text:style-name="WW8Num13">
        <text:list-item>
          <text:list>
            <text:list-item>
              <text:h text:style-name="P57"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6656032" text:continue-numbering="true" text:style-name="WW8Num13">
        <text:list-item>
          <text:list>
            <text:list-item>
              <text:h text:style-name="P54"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6671134"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53747" text:continue-numbering="true" text:style-name="WW8Num13">
        <text:list-item>
          <text:h text:style-name="P49"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6664324" text:continue-numbering="true" text:style-name="WW8Num13">
        <text:list-item>
          <text:list>
            <text:list-item>
              <text:h text:style-name="P56"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6647550" text:continue-numbering="true" text:style-name="WW8Num13">
        <text:list-item>
          <text:list>
            <text:list-item>
              <text:h text:style-name="P56"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6671560" text:continue-numbering="true" text:style-name="WW8Num13">
        <text:list-item>
          <text:list>
            <text:list-item>
              <text:h text:style-name="P56"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6672575" text:continue-numbering="true" text:style-name="WW8Num13">
        <text:list-item>
          <text:list>
            <text:list-item>
              <text:h text:style-name="P54"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6649005" text:continue-numbering="true" text:style-name="WW8Num13">
        <text:list-item>
          <text:list>
            <text:list-item>
              <text:h text:style-name="P54"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6660986" text:continue-numbering="true" text:style-name="WW8Num13">
        <text:list-item>
          <text:list>
            <text:list-item>
              <text:h text:style-name="P54"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54653" text:continue-numbering="true" text:style-name="WW8Num13">
        <text:list-item>
          <text:h text:style-name="P49"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6648197" text:continue-numbering="true" text:style-name="WW8Num13">
        <text:list-item>
          <text:list>
            <text:list-item>
              <text:h text:style-name="P51"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6668876" text:continue-numbering="true" text:style-name="WW8Num13">
        <text:list-item>
          <text:list>
            <text:list-item>
              <text:h text:style-name="P51"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6648202" text:continue-numbering="true" text:style-name="WW8Num13">
        <text:list-item>
          <text:list>
            <text:list-item>
              <text:h text:style-name="P51"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6663545" text:continue-numbering="true" text:style-name="WW8Num13">
        <text:list-item>
          <text:list>
            <text:list-item>
              <text:h text:style-name="P54"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6673194" text:continue-numbering="true" text:style-name="WW8Num13">
        <text:list-item>
          <text:list>
            <text:list-item>
              <text:h text:style-name="P54"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6648699"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69990" text:continue-numbering="true" text:style-name="WW8Num13">
        <text:list-item>
          <text:h text:style-name="P49"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6666758" text:continue-numbering="true" text:style-name="WW8Num13">
        <text:list-item>
          <text:list>
            <text:list-item>
              <text:h text:style-name="P51"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6667970" text:continue-numbering="true" text:style-name="WW8Num13">
        <text:list-item>
          <text:list>
            <text:list-item>
              <text:h text:style-name="P51"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6644857" text:continue-numbering="true" text:style-name="WW8Num13">
        <text:list-item>
          <text:list>
            <text:list-item>
              <text:h text:style-name="P54"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6661726" text:continue-numbering="true" text:style-name="WW8Num13">
        <text:list-item>
          <text:list>
            <text:list-item>
              <text:h text:style-name="P54"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58974" text:continue-numbering="true" text:style-name="WW8Num13">
        <text:list-item>
          <text:h text:style-name="P49"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6672236" text:continue-numbering="true" text:style-name="WW8Num13">
        <text:list-item>
          <text:list>
            <text:list-item>
              <text:h text:style-name="P51"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6647011" text:continue-numbering="true" text:style-name="WW8Num13">
        <text:list-item>
          <text:list>
            <text:list-item>
              <text:h text:style-name="P51"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6672282" text:continue-numbering="true" text:style-name="WW8Num13">
        <text:list-item>
          <text:list>
            <text:list-item>
              <text:h text:style-name="P54"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6653220" text:continue-numbering="true" text:style-name="WW8Num13">
        <text:list-item>
          <text:list>
            <text:list-item>
              <text:h text:style-name="P54"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43391" text:continue-numbering="true" text:style-name="WW8Num13">
        <text:list-item>
          <text:h text:style-name="P49"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6646235" text:continue-numbering="true" text:style-name="WW8Num13">
        <text:list-item>
          <text:list>
            <text:list-item>
              <text:h text:style-name="P51"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6663566" text:continue-numbering="true" text:style-name="WW8Num13">
        <text:list-item>
          <text:list>
            <text:list-item>
              <text:h text:style-name="P51"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6647124" text:continue-numbering="true" text:style-name="WW8Num13">
        <text:list-item>
          <text:list>
            <text:list-item>
              <text:h text:style-name="P51"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6659988" text:continue-numbering="true" text:style-name="WW8Num13">
        <text:list-item>
          <text:list>
            <text:list-item>
              <text:h text:style-name="P54"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初始化之后basic_string_size(pt_dest) == basic_string_size(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1"/>
      <text:p text:style-name="P21"/>
      <text:p text:style-name="P21"/>
      <text:p text:style-name="P21"><text:soft-page-break/></text:p>
      <text:p text:style-name="P21"/>
      <text:list xml:id="list36667676"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soft-page-break/><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soft-page-break/><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text:soft-page-break/>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ext:soft-page-break/>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6646091" text:continue-numbering="true" text:style-name="WW8Num13">
        <text:list-item>
          <text:list>
            <text:list-item>
              <text:h text:style-name="P54"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ext:soft-page-break/>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text:soft-page-break/>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soft-page-break/><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ext:soft-page-break/>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ext:soft-page-break/>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ext:soft-page-break/>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soft-page-break/><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oft-page-break/><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text:soft-page-break/>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text:soft-page-break/>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oft-page-break/><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oft-page-break/><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62800" text:continue-numbering="true" text:style-name="WW8Num13">
        <text:list-item>
          <text:h text:style-name="P49" text:outline-level="1">libcstl 2.1<text:span text:style-name="T20">更新</text:span></text:h>
          <text:list>
            <text:list-item>
              <text:h text:style-name="P57" text:outline-level="2"><text:span text:style-name="T6">libcstl 2.1</text:span><text:span text:style-name="T3">新特性</text:span></text:h>
            </text:list-item>
          </text:list>
        </text:list-item>
      </text:list>
      <text:list xml:id="list36442325" text:style-name="L1">
        <text:list-item>
          <text:p text:style-name="P43">容器迭代器的互操作性，一种容器可以使用另一种容器的迭代器，只要两种容器中保存的数据类型相同。</text:p>
        </text:list-item>
        <text:list-item>
          <text:p text:style-name="P43">增加使用数组初始化容器的接口。</text:p>
        </text:list-item>
        <text:list-item>
          <text:p text:style-name="P43">增加版本标识宏libcstl 2.1.0为CSTL_VERSION 20100 CSTL_MAJOR_VERSION 2 CSTL_MINOR_VERSION 1 CSTL_REVISION_VERSION 0</text:p>
        </text:list-item>
        <text:list-item>
          <text:p text:style-name="P43">增加iterator_set_elem设置成使用可变参数的函数。</text:p>
        </text:list-item>
        <text:list-item>
          <text:p text:style-name="P43">添加对于size_t类型的支持。</text:p>
        </text:list-item>
        <text:list-item>
          <text:p text:style-name="P43">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42519" text:continue-list="list36662800" text:style-name="WW8Num13">
        <text:list-item>
          <text:list>
            <text:list-item>
              <text:h text:style-name="P57" text:outline-level="2"><text:soft-page-break/><text:span text:style-name="T6">libcstl 2.1</text:span><text:span text:style-name="T3">改善</text:span></text:h>
            </text:list-item>
          </text:list>
        </text:list-item>
      </text:list>
      <text:list xml:id="list36426327" text:style-name="L2">
        <text:list-item>
          <text:p text:style-name="P44">容器初始化后占用的内存过大。在2.1中间内存管理作为可选项使用。默认不使用内存管理。</text:p>
        </text:list-item>
        <text:list-item>
          <text:p text:style-name="P44">vector容器在添加少量数据的时候重新飞配的内存太小，导致后续的操作很快就用完了预留的内存。</text:p>
        </text:list-item>
        <text:list-item>
          <text:p text:style-name="P44">增加容错的处理，减少外部接口的未定义情况，加强一致性有必要时要增加未定义的情况。</text:p>
        </text:list-item>
        <text:list-item>
          <text:p text:style-name="P44">添加VS2003和VS2010的工程。</text:p>
        </text:list-item>
        <text:list-item>
          <text:p text:style-name="P44">有内存泄漏的情况，每次500~1k左右。</text:p>
        </text:list-item>
        <text:list-item>
          <text:p text:style-name="P44">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6645787" text:continue-list="list36642519" text:style-name="WW8Num13">
        <text:list-item>
          <text:list>
            <text:list-item>
              <text:h text:style-name="P57" text:outline-level="2"><text:span text:style-name="T6">libcstl 2.1</text:span><text:span text:style-name="T3">代码的优化</text:span></text:h>
            </text:list-item>
          </text:list>
        </text:list-item>
      </text:list>
      <text:list xml:id="list36664006" text:continue-list="list36426327" text:style-name="L2">
        <text:list-item>
          <text:p text:style-name="P44">使用现有的算法实现部分容器接口的实现，这样减少代码的重复。</text:p>
        </text:list-item>
        <text:list-item>
          <text:p text:style-name="P44">在同一容器中尽量使用同一算法来实现不同的接口。例如实现删除操作的有多个接口，可以提供一个删除操作的接口然后将它包装成多个接口。</text:p>
        </text:list-item>
        <text:list-item>
          <text:p text:style-name="P44">调整代码结构，将实现代码从一个文件中拆分出来，减小c文件的大小。</text:p>
        </text:list-item>
        <text:list-item>
          <text:p text:style-name="P44">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4">在对于容器和数据区间之间进行操作的情况，尤其要考虑数据区间输入容器的时候的特殊处理。</text:p>
        </text:list-item>
        <text:list-item>
          <text:p text:style-name="P44">修改各个容器的create_xxxx_iterator()接口，将这个接口改为迭代器内部接口_create_xxxx_iterator()。</text:p>
        </text:list-item>
        <text:list-item>
          <text:p text:style-name="P44">修改代码实现，是代码符合编码规范以及命名规则。</text:p>
        </text:list-item>
        <text:list-item>
          <text:p text:style-name="P44">将有符号的int类型都改成有符号的long类型以适应64位环境。</text:p>
        </text:list-item>
        <text:list-item>
          <text:p text:style-name="P44">修改根目录下的Makefile.am，将LICENSE发布。或者改成COPYING.LESSER(符合GNU标准的名字)。</text:p>
        </text:list-item>
        <text:list-item>
          <text:p text:style-name="P44">使用gcov或者gprof对代码进行优化。使用valgrind和vld进行内存泄漏检查。使用pclint进行代码静态检查。</text:p>
        </text:list-item>
        <text:list-item>
          <text:p text:style-name="P44">将代码中函数名统一，辅助函数也要以相应的容器或者算法为前缀。函数参数也要符合编码规范。</text:p>
        </text:list-item>
        <text:list-item>
          <text:p text:style-name="P44">制定一个工程规范规范。</text:p>
        </text:list-item>
        <text:list-item>
          <text:p text:style-name="P44">对于操作数据区间的接口函数，尤其要注意数据区间属于当前容器是的处理。如果list_insert_range(pt_list, t_pos, it_begin, it_end);当[it_begin, it_end)属于pt_list的时候的处理要注意。</text:p>
        </text:list-item>
        <text:list-item>
          <text:p text:style-name="P44"><text:soft-page-break/>对于接口中未定义的行为，debug版本的库都要触发断言。</text:p>
        </text:list-item>
        <text:list-item>
          <text:p text:style-name="P44">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4">为容器的初始化函数增加检查是否容器是使用create函数创建的，为其他的函数检查容器是否是已经初始化的，destroy函数可以销毁创建和初始化的容器。</text:p>
        </text:list-item>
        <text:list-item>
          <text:p text:style-name="P44">将代码中的t_index全部使用i代替。</text:p>
        </text:list-item>
        <text:list-item>
          <text:p text:style-name="P44">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4">容器内不实现尽量使用迭代器实现。</text:p>
        </text:list-item>
        <text:list-item>
          <text:p text:style-name="P44">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4">将_list_quick_sort修改成使用迭代器的版本。(有利于解决对于char*类型的代码重复实现的问题，这要等_type_less_cstr修改了以后在修改。)</text:p>
        </text:list-item>
        <text:list-item>
          <text:p text:style-name="P44">标准并没有规定有符号的除法以及取余的商和余数的符号是什么，所以要注意代码中有符号的除法和取余的计算的地方。(最好的方法是分开写。)</text:p>
        </text:list-item>
        <text:list-item>
          <text:p text:style-name="P44">使用容器的xxxx_init_n()函数实现xxxx_init_elem()函数，去掉两个函数之间的重复。DRY!!!!</text:p>
        </text:list-item>
        <text:list-item>
          <text:p text:style-name="P44">对于使用iterator_distance的地方统一方法，在使用前先判断返回值的符号，然后转换成size_t类型。</text:p>
        </text:list-item>
        <text:list-item>
          <text:p text:style-name="P44">将宏的名字定义的更规范如_GET_SLIST_TYPE_NAME改成_SLIST_GET_TYPE_NAME。</text:p>
        </text:list-item>
        <text:list-item>
          <text:p text:style-name="P44">_type_get_type中的bool_t类型要使用size_t来获得。</text:p>
        </text:list-item>
        <text:list-item>
          <text:p text:style-name="P44">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4">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4">basic_string_find系列函数没有对于c内建类型以外的类型进行测试，这里需要增加新的测试用例来测试其他类型。</text:p>
        </text:list-item>
        <text:list-item>
          <text:p text:style-name="P44">检查basic_string的操作函数中两个函数都是basic_string_t*类型时，当第一个参数等以第二个参数时的语义。</text:p>
        </text:list-item>
        <text:list-item>
          <text:p text:style-name="P44">检查basic_string的函数中_cstr和_subcstr以及_string和_substring这样关系的函数中前者是否使用了带有NPOS的后者实现。</text:p>
        </text:list-item>
        <text:list-item>
          <text:p text:style-name="P44">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text:p>
        </text:list-item>
      </text:list>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list xml:id="list36648146" text:continue-list="list36645787" text:style-name="WW8Num13">
        <text:list-item>
          <text:h text:style-name="P49"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ext:soft-page-break/>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ext:soft-page-break/>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2-23T16:53:16.51</dc:date>
    <meta:editing-cycles>1830</meta:editing-cycles>
    <meta:editing-duration>PT435H59M14S</meta:editing-duration>
    <meta:generator>OpenOffice.org/3.2$Win32 OpenOffice.org_project/320m18$Build-9502</meta:generator>
    <dc:creator>Wang Bo</dc:creator>
    <meta:document-statistic meta:table-count="568" meta:image-count="41" meta:object-count="0" meta:page-count="247" meta:paragraph-count="7612" meta:word-count="61953" meta:character-count="229971"/>
  </office:meta>
</office:document-meta>
</file>